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Noto Sans', Helvetica, Arial, sans-serif, 'Apple Color Emoji', 'Segoe UI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fo:font-weight="normal" style:font-size-asian="13pt" style:font-weight-asian="normal" style:font-size-complex="13pt" style:font-weight-complex="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E-Assignment-8</text:p>
      <text:p text:style-name="Standard">Assignment: Pitching a Software Project Instructions: Answer the following questions based on your understanding of how to pitch a software project. Provide detailed explanations and examples where appropriate.</text:p>
      <text:p text:style-name="Standard"/>
      <text:p text:style-name="Standard">Questions:</text:p>
      <text:p text:style-name="Standard"/>
      <text:p text:style-name="Standard">Understanding the Audience:</text:p>
      <text:p text:style-name="Standard"/>
      <text:p text:style-name="P1">Why is it important to understand your audience when pitching a software project? How can you tailor your pitch to different types of stakeholders (e.g., investors, technical team, customers)?</text:p>
      <text:p text:style-name="P1">Problem Statement:</text:p>
      <text:p text:style-name="Standard"/>
      <text:p text:style-name="Standard">Understanding your audience when pitching a software project is essential for crafting a message that resonates with their specific interests and concerns. </text:p>
      <text:p text:style-name="Standard"/>
      <text:p text:style-name="Standard">For investors, focus on the financial potential and market opportunity of the project, emphasizing the business model, revenue potential, and scalability. Provide data and projections to demonstrate how the project can deliver substantial returns. </text:p>
      <text:p text:style-name="Standard"/>
      <text:p text:style-name="Standard">When addressing a technical team, highlight the technical aspects such as the software architecture, technology stack, and development process. Discuss technical feasibility, integration with existing systems, and potential challenges, as this audience values detailed technical insights.</text:p>
      <text:p text:style-name="Standard"/>
      <text:p text:style-name="Standard">When pitching to customers, shift the focus to how the software solves their problems or enhances their experience. Emphasize the benefits, features, and overall user value, using real-world examples to illustrate its impact and usability. </text:p>
      <text:p text:style-name="Standard"/>
      <text:p text:style-name="Standard">Tailoring your pitch to these different stakeholders ensures that each group receives relevant information that addresses their specific concerns, thereby increasing the likelihood of gaining support, investment, and adoption.</text:p>
      <text:p text:style-name="Standard"/>
      <text:p text:style-name="Standard"/>
      <text:p text:style-name="P1">Describe the importance of a clear problem statement in a software project pitch. How do you effectively communicate the problem your software aims to solve?</text:p>
      <text:p text:style-name="P1">Solution Description:</text:p>
      <text:p text:style-name="P1"/>
      <text:p text:style-name="P3">A clear problem statement is crucial in a software project pitch because it defines the core issue your software aims to address, providing context and relevance for your audience. It helps stakeholders understand why your project matters and how it aligns with their needs or interests. A well-articulated problem statement captures attention, establishes the necessity of the solution, and sets the stage for presenting how your software offers value.</text:p>
      <text:p text:style-name="P3"/>
      <text:p text:style-name="P3">To effectively communicate the problem your software aims to solve, start by defining the problem clearly and concisely. Focus on the pain points experienced by the target audience, using data and real-world examples to illustrate the problem's impact. Avoid jargon and technical details that may confuse <text:soft-page-break/>non-technical stakeholders; instead, use straightforward language that highlights the problem's significance and urgency. Providing a relatable context or storytelling approach can make the problem more tangible and engaging, helping your audience connect with the issue on a personal level. Once the problem is well-defined, you can transition smoothly into explaining how your software provides an effective solution, emphasizing its benefits and value proposition.</text:p>
      <text:p text:style-name="P1"/>
      <text:p text:style-name="Standard"/>
      <text:p text:style-name="P1">What key elements should be included when describing the solution in your pitch? Provide an example of a concise and compelling solution description.</text:p>
      <text:p text:style-name="P1">Market Analysis:</text:p>
      <text:p text:style-name="P1"/>
      <text:p text:style-name="P3">When describing the solution in a pitch, it's important to include several key elements to effectively convey the value of your software. These elements are:</text:p>
      <text:p text:style-name="P3"/>
      <text:p text:style-name="P3">1. **Solution Overview**: Provide a brief and clear description of what your software does and how it addresses the problem identified.</text:p>
      <text:p text:style-name="P3">2. **Key Features**: Highlight the main features and functionalities of the software that differentiate it from existing solutions.</text:p>
      <text:p text:style-name="P3">3. **Benefits and Value Proposition**: Explain the specific advantages and improvements your solution offers, such as increased efficiency, cost savings, or enhanced user experience.</text:p>
      <text:p text:style-name="P3">4. **Implementation**: Outline how the solution will be implemented, including any steps or phases if relevant.</text:p>
      <text:p text:style-name="P3">5. **Unique Selling Points (USPs)**: Identify what makes your solution unique and why it stands out from competitors.</text:p>
      <text:p text:style-name="P3">6. **Evidence of Effectiveness**: Provide any data, case studies, or testimonials that support the effectiveness and success of your solution.</text:p>
      <text:p text:style-name="P3"/>
      <text:p text:style-name="P3">### Example of a Concise and Compelling Solution Description</text:p>
      <text:p text:style-name="P3"/>
      <text:p text:style-name="P3">“Our software, TaskMaster, is an innovative project management tool designed to streamline team collaboration and increase productivity. TaskMaster integrates real-time task tracking, automated workflow management, and intuitive dashboards to provide a comprehensive view of project progress. Key features include customizable task lists, seamless integration with popular productivity apps, and advanced analytics to help teams identify bottlenecks and optimize performance. By automating routine tasks and providing actionable insights, TaskMaster helps teams save up to 30% in project time and reduce errors by 25%. With a user-friendly interface and robust support, TaskMaster offers a unique blend of efficiency and ease-of-use, setting it apart from traditional project management tools.”</text:p>
      <text:p text:style-name="P3"/>
      <text:p text:style-name="P3">In this example, the solution description includes a clear overview of the software, key features, and benefits, along with a mention of its unique selling points and evidence of its effectiveness, providing a compelling narrative that highlights the value of the solution.</text:p>
      <text:p text:style-name="P1"/>
      <text:p text:style-name="P1"/>
      <text:p text:style-name="P1"/>
      <text:p text:style-name="P1"/>
      <text:p text:style-name="P1"/>
      <text:p text:style-name="P1"/>
      <text:p text:style-name="Standard"/>
      <text:p text:style-name="P1"><text:soft-page-break/>Why is market analysis crucial in a software project pitch? What kind of market information should you include to strengthen your pitch?</text:p>
      <text:p text:style-name="P1">Unique Selling Proposition (USP):</text:p>
      <text:p text:style-name="P1"/>
      <text:p text:style-name="P3">Market analysis is crucial in a software project pitch because it provides context and validates the potential success of your project within the broader industry landscape. It helps demonstrate the demand for your software, illustrates the opportunity for growth, and supports your claims with data-driven insights. A thorough market analysis strengthens your pitch by including information such as the size and growth projections of the target market, which highlights the scale and profitability potential. It should also define the target audience, including their demographics and needs, and highlight relevant industry trends that support the demand for your solution. Additionally, a competitive analysis is vital, identifying key competitors and explaining how your software stands out from existing solutions. Understanding and addressing customer pain points further emphasizes the necessity of your software, while outlining your market entry strategy shows how you plan to reach your audience effectively.</text:p>
      <text:p text:style-name="P3"/>
      <text:p text:style-name="P3">The Unique Selling Proposition (USP) is a critical element in your pitch as it distinguishes your software from competitors and highlights its unique value. The USP should clearly articulate what sets your software apart, such as an innovative feature or superior functionality not available from other solutions. By focusing on your USP, you can effectively communicate the distinct benefits and advantages of your software, making it more compelling to investors, customers, and partners. This unique aspect helps to convince stakeholders of the software’s value and potential in the market.</text:p>
      <text:p text:style-name="P1"/>
      <text:p text:style-name="P1"/>
      <text:p text:style-name="P1"/>
      <text:p text:style-name="P1"/>
      <text:p text:style-name="Standard"/>
      <text:p text:style-name="P1">Explain the concept of a Unique Selling Proposition (USP). How do you identify and articulate your software project's USP in your pitch?</text:p>
      <text:p text:style-name="P1">Technical Feasibility:</text:p>
      <text:p text:style-name="P1"/>
      <text:p text:style-name="P3">A Unique Selling Proposition (USP) is the distinctive feature or benefit that sets a product or service apart from its competitors, making it uniquely valuable to customers. In the context of a software project, the USP highlights what makes your software stand out in a crowded market and why it is the preferred choice for potential users. It could be an innovative feature, superior performance, exceptional ease of use, or any other attribute that provides a competitive edge.</text:p>
      <text:p text:style-name="P3"/>
      <text:p text:style-name="P3">To identify and articulate your software project's USP in your pitch, start by thoroughly analyzing your competitors and the market landscape. Look for gaps or weaknesses in existing solutions and determine how your software addresses these issues more effectively. Focus on the specific benefits your software offers that are not available elsewhere, such as unique functionalities, enhanced user experience, or better performance. When articulating your USP, be clear and concise; emphasize the distinct advantages and value your software brings to the table. Use concrete examples and evidence to support your claims, such as case studies or user testimonials, to illustrate how your USP translates into real-world benefits.</text:p>
      <text:p text:style-name="P1"/>
      <text:p text:style-name="P2">### Technical Feasibility</text:p>
      <text:p text:style-name="P2"><text:soft-page-break/></text:p>
      <text:p text:style-name="P2">Technical feasibility assesses whether a software project can be developed and implemented with the available technology, resources, and skills. It involves evaluating the practicality of the technical aspects of the project, such as system architecture, technology stack, integration requirements, and development timeline. Understanding technical feasibility is crucial for ensuring that the project is achievable and can be delivered successfully.</text:p>
      <text:p text:style-name="P2"/>
      <text:p text:style-name="P2">When addressing technical feasibility in your pitch, provide a clear overview of the technology stack and architecture that will be used. Highlight any innovative or complex technical components and explain how they will be implemented. Discuss the development timeline, including major milestones and potential risks, and outline the resources required, such as skilled personnel and technology infrastructure. Demonstrating a thorough understanding of the technical requirements and challenges helps reassure stakeholders that the project is not only innovative but also practical and achievable.</text:p>
      <text:p text:style-name="P1"/>
      <text:p text:style-name="P1"/>
      <text:p text:style-name="Standard"/>
      <text:p text:style-name="P1">How do you address technical feasibility in your pitch? What details should you include to assure stakeholders of your project's technical viability?</text:p>
      <text:p text:style-name="P1">Business Model:</text:p>
      <text:p text:style-name="P1"/>
      <text:p text:style-name="P3">To address technical feasibility in your pitch, it's essential to provide a comprehensive overview that reassures stakeholders about the practicality and achievability of your software project. Start by detailing the **technology stack**, including the programming languages, frameworks, and tools you plan to use, and explain why these choices are well-suited for the project. Describe the **system architecture**, outlining how different components of the software will interact and integrate, ensuring clarity on the overall design and infrastructure needs. Provide an outline of the **development process**, including key phases, milestones, and timelines, to demonstrate a structured approach to bringing the software to life. Identify the **resource requirements**, such as the necessary skilled personnel and technology infrastructure, and discuss your plans for **risk management**, addressing potential technical challenges and your strategies for mitigating them. If possible, include a **proof of concept** or prototype to offer tangible evidence of the software’s technical feasibility.</text:p>
      <text:p text:style-name="P1"/>
      <text:p text:style-name="P3">In presenting your **business model**, highlight how the software will generate revenue and sustain operations. Describe your **revenue streams**, such as subscription fees, licensing, or one-time purchases, and explain your **pricing strategy** to justify how it aligns with market value and competitor pricing. Outline the **sales channels** through which the software will be distributed, whether through online platforms, direct sales, or partnerships. Discuss your approach to **market penetration** and customer acquisition, detailing your marketing and sales strategies. Provide a brief overview of the **cost structure**, including development, maintenance, and marketing expenses, and present **financial projections** to showcase the anticipated revenue, profit, and growth. A well-articulated business model not only demonstrates the commercial viability of your project but also provides a roadmap for financial success and sustainability.</text:p>
      <text:p text:style-name="P1"/>
      <text:p text:style-name="P1"/>
      <text:p text:style-name="Standard"/>
      <text:p text:style-name="P4"/>
      <text:p text:style-name="P4"><text:soft-page-break/>Describe the components of a business model that should be presented in a software project pitch. How does a well-defined business model benefit your pitch?</text:p>
      <text:p text:style-name="P4">Implementation Plan:</text:p>
      <text:p text:style-name="P4"/>
      <text:p text:style-name="P3">In a software project pitch, presenting a well-defined business model is crucial as it outlines how the project will generate revenue and achieve financial sustainability. Key components to include are revenue streams, which detail how the software will earn money through methods such as subscriptions, licensing, or advertising. The pricing strategy should justify the cost based on market comparisons and the value offered to customers. Identifying sales channels, like online platforms or partnerships, shows how the software will reach its target audience. The market penetration strategy explains how you plan to attract and retain customers through marketing and sales efforts. Providing an overview of the cost structure highlights the major expenses involved in development, maintenance, and marketing, while financial projections offer forecasts for revenue, profit, and growth, demonstrating the project's financial potential. A well-articulated business model benefits the pitch by illustrating the project's commercial viability, helping secure investment and providing a roadmap for sustainable growth.</text:p>
      <text:p text:style-name="P3"/>
      <text:p text:style-name="P3">An effective implementation plan further strengthens your pitch by detailing how the software project will be executed from start to finish. It should outline the project timeline with key phases such as development, testing, and launch, along with significant milestones and deliverables. Describing the required resources and team members, including their skills and expertise, provides assurance of capability. The development process should specify the methodologies used, like Agile or Scrum, and how they will manage the project efficiently. Risk management is essential to identify potential challenges and strategies for mitigation, showing preparedness for obstacles. Additionally, presenting a budget and resource allocation plan demonstrates how funds will be managed and utilized throughout the project. By including these elements, you offer stakeholders a clear and comprehensive view of the project’s execution plan, reinforcing its feasibility and your organizational readiness.</text:p>
      <text:p text:style-name="P4"/>
      <text:p text:style-name="P4"/>
      <text:p text:style-name="Standard"/>
      <text:p text:style-name="P1">What should be included in the implementation plan section of your pitch? Why is it important to outline a clear implementation strategy?</text:p>
      <text:p text:style-name="P1">Financial Projections:</text:p>
      <text:p text:style-name="Standard"/>
      <text:p text:style-name="Standard"/>
      <text:p text:style-name="Standard">In the implementation plan section of your pitch, it is essential to include a detailed project timeline that outlines the key phases of development, testing, deployment, and post-launch activities, along with estimated dates or durations for each stage. Highlight significant milestones and deliverables, such as major feature completions and launch dates, to provide measurable targets and track progress. Describe the necessary resources and team members, detailing their skills and roles to ensure you have the required expertise. Explain the development process, including methodologies like Agile or Scrum, to demonstrate a structured approach to project management. Address potential risks and outline strategies for mitigating them, showcasing preparedness for obstacles. Additionally, present a budget that covers development, marketing, and operational costs, along with a plan for resource allocation to manage funds effectively. A clear implementation strategy is crucial as it offers stakeholders a comprehensive roadmap of how the project will be executed, instilling confidence in its feasibility and your capability to deliver it successfully.</text:p>
      <text:p text:style-name="Standard"><text:soft-page-break/></text:p>
      <text:p text:style-name="Standard">Financial projections are another critical component of your pitch, as they provide insight into the anticipated economic performance of your software project. Include revenue forecasts based on your business model, detailing expected income from various sources such as subscriptions or licensing. Outline cost estimates, including development, marketing, and operational expenses, to give a clear picture of financial requirements. Provide a profitability analysis, including break-even points and profit margins, to demonstrate when the project is expected to become profitable. Include cash flow projections to ensure the project can maintain liquidity and manage expenses effectively. Finally, show growth projections to illustrate the potential for revenue and market expansion over time. Detailed financial projections help build stakeholder confidence by demonstrating the economic viability and long-term potential of the project.</text:p>
      <text:p text:style-name="Standard"/>
      <text:p text:style-name="Standard"/>
      <text:p text:style-name="P1">How do you create and present financial projections in your pitch? What financial information is critical to include to attract potential investors?</text:p>
      <text:p text:style-name="P1">Call to Action:</text:p>
      <text:p text:style-name="P1"/>
      <text:p text:style-name="P3">Creating and presenting financial projections in your pitch is essential for attracting potential investors and demonstrating the viability of your software project. Start by including detailed **revenue forecasts**, outlining projected income from various revenue streams such as subscriptions, licensing, or sales. Clearly articulate the assumptions behind these projections and how you anticipate revenue will grow over time. Next, provide comprehensive **cost estimates**, covering expenses related to development, marketing, operations, and any other relevant costs. This breakdown helps investors understand the financial needs of the project. Include a **profitability analysis**, with projections for break-even points, expected profit margins, and net income, to show when the project will become profitable and the potential return on investment. Additionally, present **cash flow projections** to demonstrate the project’s ability to maintain liquidity and cover operational expenses. Positive cash flow is crucial for proving financial stability. Lastly, include **growth projections** to illustrate potential revenue and market share expansion, giving investors a sense of the long-term success and scalability of the project. Highlighting **key financial metrics** such as Customer Acquisition Cost (CAC), Lifetime Value (LTV), and Return on Investment (ROI) can further provide insight into the efficiency of your business model.</text:p>
      <text:p text:style-name="P3"/>
      <text:p text:style-name="P3">A compelling **call to action (CTA)** is crucial in your pitch as it directs potential investors on the next steps and encourages them to act. Be clear about what you are asking, whether it’s a specific investment amount, a meeting to discuss further details, or participation in a funding round. Make your CTA specific, actionable, and create a sense of urgency to motivate investors. For example, you might say, “We are seeking an investment of $500,000 to advance our development phase and scale our marketing efforts. We would appreciate the opportunity to discuss this further in a meeting next week.” A well-defined CTA not only provides clear instructions but also reinforces the value proposition of your project, driving investor engagement and commitment.</text:p>
      <text:p text:style-name="P1"/>
      <text:p text:style-name="P1"/>
      <text:p text:style-name="Standard"/>
      <text:p text:style-name="P1">What is a call to action in the context of a software project pitch? Provide examples of effective calls to action that can be used to close your pitch.</text:p>
      <text:p text:style-name="P1"/>
      <text:p text:style-name="P1"/>
      <text:p text:style-name="P3"><text:soft-page-break/>In the context of a software project pitch, a call to action (CTA) is a crucial element that directs potential investors, partners, or stakeholders on the next steps they should take. It serves as a transition from presenting your information to encouraging actionable engagement. An effective CTA should be clear, specific, and actionable to make it easy for the audience to understand and respond. For instance, you might request an **investment** by stating, “We are seeking an investment of $500,000 to finalize our development and expand our marketing efforts. We would love to schedule a meeting next week to discuss how you can be part of this exciting opportunity.” Alternatively, you could propose a **partnership** with, “We are looking for strategic partnerships to help us reach new markets and enhance our software’s capabilities. If you are interested in exploring partnership opportunities, let’s set up a call to discuss how we can collaborate.” To encourage **product trials**, you could say, “To experience firsthand how our software can transform your operations, we are offering a complimentary trial for potential investors. Sign up today to see the impact our solution can make and consider investing in our growth.” Another effective CTA might involve **feedback and discussion**, such as, “We value your expertise and would appreciate your feedback on our project. If you’re interested in providing insights or discussing our business model further, please let us know a convenient time for a follow-up conversation.” Lastly, to invite **pre-launch support**, you might say, “Join us as an early supporter by signing up for our beta program. Your involvement will help us refine our software and prepare for a successful launch. Contact us to become an early adopter and influence our final product.” These CTAs help guide your audience towards taking specific, meaningful actions that align with your pitch obj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Noto Sans', Helvetica, Arial, sans-serif, 'Apple Color Emoji', 'Segoe UI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LAN M</meta:initial-creator>
    <meta:creation-date>2024-08-02T12:23:45.31</meta:creation-date>
    <meta:document-statistic meta:table-count="0" meta:image-count="0" meta:object-count="0" meta:page-count="7" meta:paragraph-count="56" meta:word-count="2967" meta:character-count="20740"/>
    <dc:date>2024-08-02T13:02:34.90</dc:date>
    <dc:creator>ALLAN M</dc:creator>
    <meta:editing-duration>PT8M15S</meta:editing-duration>
    <meta:editing-cycles>1</meta:editing-cycles>
    <meta:generator>OpenOffice/4.1.15$Win32 OpenOffice.org_project/4115m2$Build-9813</meta:generator>
  </office:meta>
</office:document-meta>
</file>